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7209in"/>
    </style:style>
    <style:style style:name="co2" style:family="table-column">
      <style:table-column-properties fo:break-before="auto" style:column-width="2.6118in"/>
    </style:style>
    <style:style style:name="co3" style:family="table-column">
      <style:table-column-properties fo:break-before="auto" style:column-width="1.3882in"/>
    </style:style>
    <style:style style:name="co4" style:family="table-column">
      <style:table-column-properties fo:break-before="auto" style:column-width="2.1508in"/>
    </style:style>
    <style:style style:name="co5" style:family="table-column">
      <style:table-column-properties fo:break-before="auto" style:column-width="2.698in"/>
    </style:style>
    <style:style style:name="co6" style:family="table-column">
      <style:table-column-properties fo:break-before="auto" style:column-width="1.302in"/>
    </style:style>
    <style:style style:name="co7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 style:font-style-asian="italic" style:font-style-complex="italic"/>
    </style:style>
    <style:style style:name="ce12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fo:background-color="#813709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996633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fo:background-color="#ff80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069a2e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ackground-color="#069a2e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860d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fo:background-color="#ffffff" fo:border="0.06pt solid #000000"/>
    </style:style>
    <style:style style:name="ce33" style:family="table-cell" style:parent-style-name="Default">
      <style:table-cell-properties fo:background-color="#ff860d" fo:border="0.06pt solid #000000"/>
    </style:style>
    <style:style style:name="ce46" style:family="table-cell" style:parent-style-name="Default">
      <style:table-cell-properties fo:background-color="#813709" fo:border="0.06pt solid #000000"/>
    </style:style>
    <style:style style:name="ce44" style:family="table-cell" style:parent-style-name="Default">
      <style:table-cell-properties fo:background-color="#ffffff" fo:border="0.74pt solid #000000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tyle="italic" style:font-style-asian="italic" style:font-style-complex="italic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4"/>
        <table:table-column table:style-name="co4" table:default-cell-style-name="ce61"/>
        <table:table-column table:style-name="co5" table:default-cell-style-name="ce61"/>
        <table:table-column table:style-name="co6" table:default-cell-style-name="ce61"/>
        <table:table-column table:style-name="co7" table:number-columns-repeated="121" table:default-cell-style-name="ce61"/>
        <table:table-row table:style-name="ro1">
          <table:table-cell table:style-name="ce1" office:value-type="string" calcext:value-type="string" table:number-columns-spanned="6" table:number-rows-spanned="1">
            <text:p>Games database [last update: September 2022]</text:p>
          </table:table-cell>
          <table:covered-table-cell/>
          <table:covered-table-cell table:number-columns-repeated="3" table:style-name="Default"/>
          <table:covered-table-cell/>
          <table:table-cell table:number-columns-repeated="121"/>
        </table:table-row>
        <table:table-row table:style-name="ro1">
          <table:table-cell table:style-name="ce4"/>
          <table:table-cell/>
          <table:table-cell table:style-name="Default" table:number-columns-repeated="3"/>
          <table:table-cell table:number-columns-repeated="1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...for the Brown</text:p>
          </table:table-cell>
          <table:table-cell table:style-name="ce2" office:value-type="string" calcext:value-type="string">
            <text:p>...for the Black</text:p>
          </table:table-cell>
          <table:table-cell table:style-name="ce2" office:value-type="string" calcext:value-type="string">
            <text:p>...for the Red</text:p>
          </table:table-cell>
          <table:table-cell table:style-name="ce2" office:value-type="string" calcext:value-type="string">
            <text:p>Coins available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Sifu</text:p>
          </table:table-cell>
          <table:table-cell table:style-name="ce6"/>
          <table:table-cell table:style-name="ce32" office:value-type="string" calcext:value-type="string">
            <text:p>platinum [ok]</text:p>
          </table:table-cell>
          <table:table-cell table:style-name="ce32" office:value-type="string" calcext:value-type="string">
            <text:p>on normal: win at 20 yo [ok]</text:p>
          </table:table-cell>
          <table:table-cell table:style-name="ce34" office:value-type="string" calcext:value-type="string">
            <text:p>on master: win at 20 yo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Bayonetta</text:p>
          </table:table-cell>
          <table:table-cell table:style-name="ce21"/>
          <table:table-cell table:style-name="ce32" office:value-type="string" calcext:value-type="string">
            <text:p>platinum [ok]</text:p>
          </table:table-cell>
          <table:table-cell table:style-name="ce34" office:value-type="string" calcext:value-type="string">
            <text:p>ic pure platinum: win</text:p>
          </table:table-cell>
          <table:table-cell table:style-name="ce40" office:value-type="string" calcext:value-type="string">
            <text:p>ic pure platinum: Rodin, Angel Slayer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1" office:value-type="string" calcext:value-type="string">
            <text:p>Elden Ring</text:p>
          </table:table-cell>
          <table:table-cell table:style-name="ce22"/>
          <table:table-cell office:value-type="string" calcext:value-type="string">
            <text:p>platinum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Cuphead [no DLC]</text:p>
          </table:table-cell>
          <table:table-cell table:style-name="ce20"/>
          <table:table-cell office:value-type="string" calcext:value-type="string">
            <text:p>platinum</text:p>
          </table:table-cell>
          <table:table-cell table:style-name="ce37" office:value-type="string" calcext:value-type="string">
            <text:p>win at S rank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Pokemon Arceus</text:p>
          </table:table-cell>
          <table:table-cell table:style-name="ce25"/>
          <table:table-cell office:value-type="string" calcext:value-type="string">
            <text:p>reach star rank 10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Tekken 7</text:p>
          </table:table-cell>
          <table:table-cell table:style-name="ce27"/>
          <table:table-cell office:value-type="string" calcext:value-type="string">
            <text:p>platinum</text:p>
          </table:table-cell>
          <table:table-cell table:style-name="ce34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Metal Gear Solid 2</text:p>
          </table:table-cell>
          <table:table-cell table:style-name="ce26"/>
          <table:table-cell office:value-type="string" calcext:value-type="string">
            <text:p>platinum</text:p>
          </table:table-cell>
          <table:table-cell table:style-name="ce38" office:value-type="string" calcext:value-type="string">
            <text:p>Bis Boss Emblem (abbr. BBE)</text:p>
          </table:table-cell>
          <table:table-cell table:style-name="ce41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2" office:value-type="string" calcext:value-type="string">
            <text:p>Bloodborne [no DLC]</text:p>
          </table:table-cell>
          <table:table-cell table:style-name="ce28"/>
          <table:table-cell table:style-name="ce35" office:value-type="string" calcext:value-type="string">
            <text:p>platinum</text:p>
          </table:table-cell>
          <table:table-cell table:style-name="ce39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56" office:value-type="string" calcext:value-type="string">
            <text:p>Sniper Elite V2</text:p>
          </table:table-cell>
          <table:table-cell table:style-name="ce33"/>
          <table:table-cell table:style-name="ce48" office:value-type="string" calcext:value-type="string">
            <text:p>platinum</text:p>
          </table:table-cell>
          <table:table-cell table:style-name="ce3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2" office:value-type="string" calcext:value-type="string">
            <text:p>Zen Chess: 1 Move</text:p>
          </table:table-cell>
          <table:table-cell table:style-name="ce46"/>
          <table:table-cell table:style-name="ce56" office:value-type="string" calcext:value-type="string">
            <text:p>platinum [ok]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7" office:value-type="string" calcext:value-type="string">
            <text:p>Doom Eternal [no DLC]</text:p>
          </table:table-cell>
          <table:table-cell table:style-name="ce44"/>
          <table:table-cell table:style-name="ce17" office:value-type="string" calcext:value-type="string">
            <text:p>platinum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5" office:value-type="string" calcext:value-type="string">
            <text:p>Gran Turismo 7</text:p>
          </table:table-cell>
          <table:table-cell table:style-name="ce44"/>
          <table:table-cell table:style-name="ce17" office:value-type="string" calcext:value-type="string">
            <text:p>platinum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5" office:value-type="string" calcext:value-type="string">
            <text:p>Devil May Cry 1</text:p>
          </table:table-cell>
          <table:table-cell table:style-name="ce44"/>
          <table:table-cell table:style-name="ce17" office:value-type="string" calcext:value-type="string">
            <text:p>platinum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Default"/>
          <table:table-cell/>
          <table:table-cell table:style-name="Default"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12"/>
          <table:table-cell table:number-columns-repeated="122"/>
        </table:table-row>
        <table:table-row table:style-name="ro1">
          <table:table-cell table:style-name="Default"/>
          <table:table-cell/>
          <table:table-cell table:style-name="ACE-1"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61"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61"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61"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prove yourself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61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dominate</text:p>
          </table:table-cell>
          <table:table-cell table:number-columns-repeated="122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ce16" office:value-type="string" calcext:value-type="string" table:number-columns-spanned="3" table:number-rows-spanned="1">
            <text:p>More details for Modern games (Retro section will be added)</text:p>
          </table:table-cell>
          <table:covered-table-cell/>
          <table:covered-table-cell table:style-name="Default"/>
          <table:table-cell table:style-name="Default" table:number-columns-repeated="124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2" office:value-type="string" calcext:value-type="string">
            <text:p>coins gained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office:value-type="float" office:value="0" calcext:value-type="float">
            <text:p>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office:value-type="float" office:value="10" calcext:value-type="float">
            <text:p>1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office:value-type="float" office:value="20" calcext:value-type="float">
            <text:p>2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office:value-type="float" office:value="30" calcext:value-type="float">
            <text:p>3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office:value-type="float" office:value="40" calcext:value-type="float">
            <text:p>4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office:value-type="float" office:value="50" calcext:value-type="float">
            <text:p>5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60" calcext:value-type="float">
            <text:p>6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70" calcext:value-type="float">
            <text:p>70</text:p>
          </table:table-cell>
          <table:table-cell table:number-columns-repeated="124"/>
        </table:table-row>
        <table:table-row table:style-name="ro1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ce5"/>
          <table:table-cell/>
          <table:table-cell table:style-name="Default"/>
          <table:table-cell table:number-columns-repeated="1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Sheet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6T08:41:41.037337062</dc:date>
    <meta:creation-date>2022-06-07T15:38:33Z</meta:creation-date>
    <meta:editing-cycles>125</meta:editing-cycles>
    <meta:editing-duration>PT2H51S</meta:editing-duration>
    <meta:generator>LibreOffice/7.3.5.2$Linux_X86_64 LibreOffice_project/30$Build-2</meta:generator>
    <meta:document-statistic meta:table-count="1" meta:cell-count="111" meta:object-count="0"/>
  </office:meta>
</office:document-meta>
</file>